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588ebd" officeooo:paragraph-rsid="00588ebd"/>
    </style:style>
    <style:style style:name="P2" style:family="paragraph" style:parent-style-name="Nadpis2">
      <style:text-properties officeooo:rsid="005ae105" officeooo:paragraph-rsid="005ae105"/>
    </style:style>
    <style:style style:name="P3" style:family="paragraph" style:parent-style-name="text">
      <style:text-properties officeooo:rsid="005ae105" officeooo:paragraph-rsid="005ae105"/>
    </style:style>
    <style:style style:name="P4" style:family="paragraph" style:parent-style-name="text">
      <style:text-properties officeooo:rsid="005bedc5" officeooo:paragraph-rsid="005bedc5"/>
    </style:style>
    <style:style style:name="P5" style:family="paragraph" style:parent-style-name="text">
      <style:text-properties style:use-window-font-color="true" fo:font-weight="normal" officeooo:rsid="0062f578" officeooo:paragraph-rsid="0062f578" style:font-weight-asian="normal" style:font-weight-complex="normal"/>
    </style:style>
    <style:style style:name="P6" style:family="paragraph" style:parent-style-name="text" style:list-style-name="L1">
      <style:text-properties officeooo:rsid="00588ebd" officeooo:paragraph-rsid="00588ebd"/>
    </style:style>
    <style:style style:name="P7" style:family="paragraph" style:parent-style-name="text" style:list-style-name="L1">
      <style:text-properties officeooo:rsid="00592c14" officeooo:paragraph-rsid="00592c14"/>
    </style:style>
    <style:style style:name="P8" style:family="paragraph" style:parent-style-name="text" style:list-style-name="L1">
      <style:text-properties fo:color="#ce181e" officeooo:rsid="00592c14" officeooo:paragraph-rsid="00592c14"/>
    </style:style>
    <style:style style:name="P9" style:family="paragraph" style:parent-style-name="text" style:list-style-name="L3">
      <style:text-properties fo:color="#ce181e" fo:font-weight="normal" officeooo:rsid="0062160d" officeooo:paragraph-rsid="0062160d" style:font-weight-asian="normal" style:font-weight-complex="normal"/>
    </style:style>
    <style:style style:name="P10" style:family="paragraph" style:parent-style-name="text" style:list-style-name="L1">
      <style:text-properties style:use-window-font-color="true" officeooo:rsid="00592c14" officeooo:paragraph-rsid="00592c14"/>
    </style:style>
    <style:style style:name="P11" style:family="paragraph" style:parent-style-name="text" style:list-style-name="L1">
      <style:text-properties style:use-window-font-color="true" officeooo:rsid="005ae105" officeooo:paragraph-rsid="005ae105"/>
    </style:style>
    <style:style style:name="P12" style:family="paragraph" style:parent-style-name="text" style:list-style-name="L3">
      <style:text-properties style:use-window-font-color="true" fo:font-weight="normal" officeooo:rsid="0062160d" officeooo:paragraph-rsid="0062160d" style:font-weight-asian="normal" style:font-weight-complex="normal"/>
    </style:style>
    <style:style style:name="P13" style:family="paragraph" style:parent-style-name="text" style:list-style-name="L3">
      <style:text-properties style:use-window-font-color="true" fo:font-weight="normal" officeooo:rsid="006226e2" officeooo:paragraph-rsid="006226e2" style:font-weight-asian="normal" style:font-weight-complex="normal"/>
    </style:style>
    <style:style style:name="P14" style:family="paragraph" style:parent-style-name="text" style:list-style-name="L4">
      <style:text-properties style:use-window-font-color="true" fo:font-weight="normal" officeooo:rsid="0062f578" officeooo:paragraph-rsid="0062f578" style:font-weight-asian="normal" style:font-weight-complex="normal"/>
    </style:style>
    <style:style style:name="P15" style:family="paragraph" style:parent-style-name="text" style:list-style-name="L4">
      <style:text-properties style:use-window-font-color="true" fo:font-weight="normal" officeooo:rsid="0064ad11" officeooo:paragraph-rsid="0064ad11" style:font-weight-asian="normal" style:font-weight-complex="normal"/>
    </style:style>
    <style:style style:name="P16" style:family="paragraph" style:parent-style-name="text" style:list-style-name="L4">
      <style:text-properties style:use-window-font-color="true" fo:font-weight="normal" officeooo:rsid="00667310" officeooo:paragraph-rsid="00667310" style:font-weight-asian="normal" style:font-weight-complex="normal"/>
    </style:style>
    <style:style style:name="P17" style:family="paragraph" style:parent-style-name="text" style:list-style-name="L4">
      <style:text-properties style:use-window-font-color="true" fo:font-weight="normal" officeooo:rsid="0067ebb8" officeooo:paragraph-rsid="0067ebb8" style:font-weight-asian="normal" style:font-weight-complex="normal"/>
    </style:style>
    <style:style style:name="P18" style:family="paragraph" style:parent-style-name="text" style:list-style-name="L4">
      <style:text-properties style:use-window-font-color="true" fo:font-weight="normal" officeooo:rsid="0068c0f7" officeooo:paragraph-rsid="0068c0f7" style:font-weight-asian="normal" style:font-weight-complex="normal"/>
    </style:style>
    <style:style style:name="P19" style:family="paragraph" style:parent-style-name="text" style:list-style-name="L4">
      <style:text-properties style:use-window-font-color="true" fo:font-weight="normal" officeooo:rsid="0069a32f" officeooo:paragraph-rsid="0069a32f" style:font-weight-asian="normal" style:font-weight-complex="normal"/>
    </style:style>
    <style:style style:name="P20" style:family="paragraph" style:parent-style-name="text" style:list-style-name="L4">
      <style:text-properties style:use-window-font-color="true" fo:font-weight="normal" officeooo:rsid="006a0d42" officeooo:paragraph-rsid="006a0d42" style:font-weight-asian="normal" style:font-weight-complex="normal"/>
    </style:style>
    <style:style style:name="P21" style:family="paragraph" style:parent-style-name="text" style:list-style-name="L4">
      <style:text-properties style:use-window-font-color="true" fo:font-weight="normal" officeooo:rsid="006b0634" officeooo:paragraph-rsid="006b0634" style:font-weight-asian="normal" style:font-weight-complex="normal"/>
    </style:style>
    <style:style style:name="P22" style:family="paragraph" style:parent-style-name="text" style:list-style-name="L4">
      <style:text-properties style:use-window-font-color="true" fo:font-weight="normal" officeooo:rsid="006c62e9" officeooo:paragraph-rsid="006c62e9" style:font-weight-asian="normal" style:font-weight-complex="normal"/>
    </style:style>
    <style:style style:name="P23" style:family="paragraph" style:parent-style-name="text" style:list-style-name="L3">
      <style:text-properties style:use-window-font-color="true" fo:font-weight="bold" officeooo:rsid="006226e2" officeooo:paragraph-rsid="006226e2" style:font-weight-asian="bold" style:font-weight-complex="bold"/>
    </style:style>
    <style:style style:name="P24" style:family="paragraph" style:parent-style-name="text" style:list-style-name="L4">
      <style:text-properties style:use-window-font-color="true" fo:font-weight="bold" officeooo:rsid="00667310" officeooo:paragraph-rsid="00667310" style:font-weight-asian="bold" style:font-weight-complex="bold"/>
    </style:style>
    <style:style style:name="P25" style:family="paragraph" style:parent-style-name="text" style:list-style-name="L2">
      <style:text-properties officeooo:rsid="005ae105" officeooo:paragraph-rsid="005ae105"/>
    </style:style>
    <style:style style:name="P26" style:family="paragraph" style:parent-style-name="text" style:list-style-name="L2">
      <style:text-properties officeooo:rsid="005be1aa" officeooo:paragraph-rsid="005be1aa"/>
    </style:style>
    <style:style style:name="P27" style:family="paragraph" style:parent-style-name="text" style:list-style-name="L3">
      <style:text-properties fo:font-weight="bold" officeooo:rsid="005bedc5" officeooo:paragraph-rsid="005bedc5" style:font-weight-asian="bold" style:font-weight-complex="bold"/>
    </style:style>
    <style:style style:name="P28" style:family="paragraph" style:parent-style-name="text" style:list-style-name="L3">
      <style:text-properties fo:font-weight="bold" officeooo:rsid="005c3a94" officeooo:paragraph-rsid="005c3a94" style:font-weight-asian="bold" style:font-weight-complex="bold"/>
    </style:style>
    <style:style style:name="P29" style:family="paragraph" style:parent-style-name="text" style:list-style-name="L3">
      <style:text-properties fo:font-weight="bold" officeooo:rsid="0060d78e" officeooo:paragraph-rsid="0060d78e" style:font-weight-asian="bold" style:font-weight-complex="bold"/>
    </style:style>
    <style:style style:name="P30" style:family="paragraph" style:parent-style-name="text" style:list-style-name="L3">
      <style:text-properties fo:font-weight="bold" officeooo:rsid="0061c07b" officeooo:paragraph-rsid="0061c07b" style:font-weight-asian="bold" style:font-weight-complex="bold"/>
    </style:style>
    <style:style style:name="P31" style:family="paragraph" style:parent-style-name="text" style:list-style-name="L3">
      <style:text-properties fo:font-weight="bold" officeooo:rsid="0061d965" officeooo:paragraph-rsid="0061d965" style:font-weight-asian="bold" style:font-weight-complex="bold"/>
    </style:style>
    <style:style style:name="P32" style:family="paragraph" style:parent-style-name="text" style:list-style-name="L3">
      <style:text-properties officeooo:rsid="005bedc5" officeooo:paragraph-rsid="005bedc5"/>
    </style:style>
    <style:style style:name="P33" style:family="paragraph" style:parent-style-name="text" style:list-style-name="L3">
      <style:text-properties officeooo:rsid="005c3a94" officeooo:paragraph-rsid="005c3a94"/>
    </style:style>
    <style:style style:name="P34" style:family="paragraph" style:parent-style-name="text" style:list-style-name="L3">
      <style:text-properties officeooo:rsid="005df71f" officeooo:paragraph-rsid="005df71f"/>
    </style:style>
    <style:style style:name="P35" style:family="paragraph" style:parent-style-name="text" style:list-style-name="L3">
      <style:text-properties officeooo:rsid="005f41be" officeooo:paragraph-rsid="005f41be"/>
    </style:style>
    <style:style style:name="P36" style:family="paragraph" style:parent-style-name="text" style:list-style-name="L3">
      <style:text-properties officeooo:rsid="005f4cc4" officeooo:paragraph-rsid="005f4cc4"/>
    </style:style>
    <style:style style:name="P37" style:family="paragraph" style:parent-style-name="text" style:list-style-name="L3">
      <style:text-properties officeooo:rsid="0060d78e" officeooo:paragraph-rsid="0060d78e"/>
    </style:style>
    <style:style style:name="P38" style:family="paragraph" style:parent-style-name="text" style:list-style-name="L3">
      <style:text-properties officeooo:rsid="0061c07b" officeooo:paragraph-rsid="0061c07b"/>
    </style:style>
    <style:style style:name="P39" style:family="paragraph" style:parent-style-name="text" style:list-style-name="L3">
      <style:text-properties officeooo:rsid="0061d965" officeooo:paragraph-rsid="0061d965"/>
    </style:style>
    <style:style style:name="P40" style:family="paragraph" style:parent-style-name="text" style:list-style-name="L3">
      <style:text-properties fo:font-style="italic" officeooo:rsid="0061d965" officeooo:paragraph-rsid="0061d965" style:font-style-asian="italic" style:font-style-complex="italic"/>
    </style:style>
    <style:style style:name="P41" style:family="paragraph" style:parent-style-name="text" style:list-style-name="L3">
      <style:text-properties fo:font-weight="normal" officeooo:rsid="0061d965" officeooo:paragraph-rsid="0061d965" style:font-weight-asian="normal" style:font-weight-complex="normal"/>
    </style:style>
    <style:style style:name="P42" style:family="paragraph" style:parent-style-name="text" style:list-style-name="L3">
      <style:text-properties fo:font-weight="normal" officeooo:rsid="0062160d" officeooo:paragraph-rsid="0062160d" style:font-weight-asian="normal" style:font-weight-complex="normal"/>
    </style:style>
    <style:style style:name="T1" style:family="text">
      <style:text-properties officeooo:rsid="00592c14"/>
    </style:style>
    <style:style style:name="T2" style:family="text">
      <style:text-properties officeooo:rsid="0061d96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2160d" style:font-weight-asian="normal" style:font-weight-complex="normal"/>
    </style:style>
    <style:style style:name="T5" style:family="text">
      <style:text-properties style:text-position="super 58%" officeooo:rsid="0068c0f7"/>
    </style:style>
    <style:style style:name="T6" style:family="text">
      <style:text-properties officeooo:rsid="006c62e9"/>
    </style:style>
    <style:style style:name="T7" style:family="text">
      <style:text-properties officeooo:rsid="006cca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lenovci</text:p>
      <text:list xml:id="list807169788" text:style-name="L1">
        <text:list-item>
          <text:p text:style-name="P6">nejpočetnější živočišný kmen</text:p>
          <text:list>
            <text:list-item>
              <text:p text:style-name="P6">10<text:span text:style-name="T5">6</text:span> druhů</text:p>
            </text:list-item>
          </text:list>
        </text:list-item>
        <text:list-item>
          <text:p text:style-name="P6">tělní články splývají ve větší funkční celky</text:p>
        </text:list-item>
        <text:list-item>
          <text:p text:style-name="P6">nestejnocenně článkované tělo</text:p>
          <text:list>
            <text:list-item>
              <text:p text:style-name="P6">hlava - cephalom</text:p>
            </text:list-item>
            <text:list-item>
              <text:p text:style-name="P6">hruď- thorax</text:p>
            </text:list-item>
            <text:list-item>
              <text:p text:style-name="P6">zadeček – abdomen</text:p>
            </text:list-item>
            <text:list-item>
              <text:p text:style-name="P6"><text:span text:style-name="T1">srostlá podoba: </text:span>hlavohruď – <text:span text:style-name="T1">cephalothorax</text:span></text:p>
            </text:list-item>
          </text:list>
        </text:list-item>
        <text:list-item>
          <text:p text:style-name="P7">prvoústí</text:p>
        </text:list-item>
        <text:list-item>
          <text:p text:style-name="P7">pokožka</text:p>
          <text:list>
            <text:list-item>
              <text:p text:style-name="P7">jednovrstevný epitel</text:p>
            </text:list-item>
            <text:list-item>
              <text:p text:style-name="P7">kutikula – ochranná vrstva</text:p>
              <text:list>
                <text:list-item>
                  <text:p text:style-name="P7">chinin</text:p>
                </text:list-item>
              </text:list>
            </text:list-item>
            <text:list-item>
              <text:p text:style-name="P7">svlékání pokožky</text:p>
              <text:list>
                <text:list-item>
                  <text:p text:style-name="P7">složitý proces</text:p>
                </text:list-item>
                <text:list-item>
                  <text:p text:style-name="P7">napojení svalů a nervů na exsoskelet</text:p>
                </text:list-item>
              </text:list>
            </text:list-item>
          </text:list>
        </text:list-item>
        <text:list-item>
          <text:p text:style-name="P7">dýchání</text:p>
          <text:list>
            <text:list-item>
              <text:p text:style-name="P7">kutikula je nepropustná</text:p>
            </text:list-item>
            <text:list-item>
              <text:p text:style-name="P7">různě upravené dýchací orgány</text:p>
              <text:list>
                <text:list-item>
                  <text:p text:style-name="P7">žábry, plicní vaky, vzdušn<text:span text:style-name="T7">i</text:span>ce</text:p>
                </text:list-item>
                <text:list-item>
                  <text:p text:style-name="P8">Tělní soustavy (jeden ze tří obrázků) bude na písemce</text:p>
                </text:list-item>
              </text:list>
            </text:list-item>
          </text:list>
        </text:list-item>
        <text:list-item>
          <text:p text:style-name="P10">nervová soustava</text:p>
          <text:list>
            <text:list-item>
              <text:p text:style-name="P10">ganglinová</text:p>
            </text:list-item>
            <text:list-item>
              <text:p text:style-name="P10">nadhltanová a podhltanová zauzlina</text:p>
            </text:list-item>
            <text:list-item>
              <text:p text:style-name="P10">břišní nervové pásy</text:p>
            </text:list-item>
            <text:list-item>
              <text:p text:style-name="P10">složené oko</text:p>
              <text:list>
                <text:list-item>
                  <text:p text:style-name="P11">i barva</text:p>
                </text:list-item>
              </text:list>
            </text:list-item>
            <text:list-item>
              <text:p text:style-name="P10">hmat</text:p>
            </text:list-item>
            <text:list-item>
              <text:p text:style-name="P10">chuť (sladký nektar)</text:p>
            </text:list-item>
            <text:list-item>
              <text:p text:style-name="P10">vůně</text:p>
            </text:list-item>
          </text:list>
        </text:list-item>
        <text:list-item>
          <text:p text:style-name="P11">cévní sostava</text:p>
          <text:list>
            <text:list-item>
              <text:p text:style-name="P11">otevřená</text:p>
            </text:list-item>
            <text:list-item>
              <text:p text:style-name="P11">hemolymfa se volně rozlévá po těle</text:p>
            </text:list-item>
            <text:list-item>
              <text:p text:style-name="P11">nasávána trubicovým srdcem na hřbetní straně těla</text:p>
            </text:list-item>
            <text:list-item>
              <text:p text:style-name="P11">u některých je redukována</text:p>
            </text:list-item>
          </text:list>
        </text:list-item>
        <text:list-item>
          <text:p text:style-name="P11">vylučovací soustava</text:p>
          <text:list>
            <text:list-item>
              <text:p text:style-name="P11">metanefrídie</text:p>
            </text:list-item>
            <text:list-item>
              <text:p text:style-name="P11">malpighické trubice</text:p>
              <text:list>
                <text:list-item>
                  <text:p text:style-name="P11">zaústěná do konce trávící soustavy</text:p>
                </text:list-item>
              </text:list>
            </text:list-item>
            <text:list-item>
              <text:p text:style-name="P11">pohlavní soustava</text:p>
              <text:list>
                <text:list-item>
                  <text:p text:style-name="P11">gonochoristé</text:p>
                  <text:list>
                    <text:list-item>
                      <text:p text:style-name="P11">oddělené pohlaví</text:p>
                    </text:list-item>
                  </text:list>
                </text:list-item>
                <text:list-item>
                  <text:p text:style-name="P11">výrazný pohlavní dimorfismus</text:p>
                </text:list-item>
                <text:list-item>
                  <text:p text:style-name="P11">partenogeneze</text:p>
                  <text:list>
                    <text:list-item>
                      <text:p text:style-name="P11">vývoj nového jedince z neoplozeného vajíčka</text:p>
                    </text:list-item>
                    <text:list-item>
                      <text:p text:style-name="P11">např. U společenského hmyzu (dělnice)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systém</text:p>
      <text:list xml:id="list3127669999" text:style-name="L2">
        <text:list-item>
          <text:p text:style-name="P25">kritériem diferenciace předních končetin</text:p>
        </text:list-item>
        <text:list-item>
          <text:p text:style-name="P25">podkmen: Trijlalačnatci</text:p>
          <text:list>
            <text:list-item>
              <text:p text:style-name="P25">vymřelí vodní živočichové (prvohory)</text:p>
            </text:list-item>
            <text:list-item>
              <text:p text:style-name="P25">trilobité</text:p>
            </text:list-item>
            <text:list-item>
              <text:p text:style-name="P26">na dně × plavou</text:p>
            </text:list-item>
            <text:list-item>
              <text:p text:style-name="P26">hlava kryta štítem</text:p>
            </text:list-item>
            <text:list-item>
              <text:p text:style-name="P26">střední útvar – končetiny</text:p>
              <text:list>
                <text:list-item>
                  <text:p text:style-name="P26">pohyb</text:p>
                </text:list-item>
                <text:list-item>
                  <text:p text:style-name="P26">žábra</text:p>
                </text:list-item>
              </text:list>
            </text:list-item>
          </text:list>
        </text:list-item>
        <text:list-item>
          <text:p text:style-name="P25">Klepíkatnatci</text:p>
        </text:list-item>
        <text:list-item>
          <text:p text:style-name="P25">Korýši</text:p>
        </text:list-item>
        <text:list-item>
          <text:p text:style-name="P25">Vzdušnitcovi</text:p>
        </text:list-item>
      </text:list>
      <text:p text:style-name="P3"/>
      <text:p text:style-name="P4">…………………………………………</text:p>
      <text:list xml:id="list2509070077" text:style-name="L3">
        <text:list-item>
          <text:p text:style-name="P27">Řád: Pavoukovci</text:p>
          <text:list>
            <text:list-item>
              <text:p text:style-name="P32">trávení</text:p>
              <text:list>
                <text:list-item>
                  <text:p text:style-name="P32">mimotělní</text:p>
                </text:list-item>
                <text:list-item>
                  <text:p text:style-name="P32">speciální způsob lovu</text:p>
                </text:list-item>
                <text:list-item>
                  <text:p text:style-name="P32">odpadní látky (kyselina močová) – malphigické trubice</text:p>
                  <text:list>
                    <text:list-item>
                      <text:p text:style-name="P32">ústí do trávící soustavy</text:p>
                    </text:list-item>
                    <text:list-item>
                      <text:p text:style-name="P32">zpětné vstřebání vody</text:p>
                    </text:list-item>
                  </text:list>
                </text:list-item>
                <text:list-item>
                  <text:p text:style-name="P33">jícen schopný sání</text:p>
                </text:list-item>
              </text:list>
            </text:list-item>
            <text:list-item>
              <text:p text:style-name="P32">cévní soustava</text:p>
              <text:list>
                <text:list-item>
                  <text:p text:style-name="P32">otevřená</text:p>
                </text:list-item>
                <text:list-item>
                  <text:p text:style-name="P32">stdce - tvořeno trubicí v horní části těla</text:p>
                </text:list-item>
                <text:list-item>
                  <text:p text:style-name="P32">potlačené vzdušnice → plicní vaky</text:p>
                </text:list-item>
              </text:list>
            </text:list-item>
            <text:list-item>
              <text:p text:style-name="P32">nervová soustava</text:p>
              <text:list>
                <text:list-item>
                  <text:p text:style-name="P32">oči</text:p>
                </text:list-item>
                <text:list-item>
                  <text:p text:style-name="P32">hmat</text:p>
                </text:list-item>
                <text:list-item>
                  <text:p text:style-name="P32">jednoduché oči</text:p>
                </text:list-item>
              </text:list>
            </text:list-item>
            <text:list-item>
              <text:p text:style-name="P32">pohlavní soustava</text:p>
              <text:list>
                <text:list-item>
                  <text:p text:style-name="P32">gonochoristé</text:p>
                </text:list-item>
                <text:list-item>
                  <text:p text:style-name="P32">pohlavní dimorfismus</text:p>
                </text:list-item>
                <text:list-item>
                  <text:p text:style-name="P32">manželský kanibalismus</text:p>
                </text:list-item>
                <text:list-item>
                  <text:p text:style-name="P32">péče o potomstvo</text:p>
                </text:list-item>
              </text:list>
            </text:list-item>
            <text:list-item>
              <text:p text:style-name="P33">hlavohruď + zadeček</text:p>
            </text:list-item>
            <text:list-item>
              <text:p text:style-name="P33">poutník domácí</text:p>
              <text:list>
                <text:list-item>
                  <text:p text:style-name="P33">největší u nás</text:p>
                </text:list-item>
              </text:list>
            </text:list-item>
            <text:list-item>
              <text:p text:style-name="P33">snovačka jedovatá = černá vdova</text:p>
            </text:list-item>
            <text:list-item>
              <text:p text:style-name="P33">sklípkánekn hnědý</text:p>
              <text:list>
                <text:list-item>
                  <text:p text:style-name="P33">komůrky → číhá na potravu</text:p>
                </text:list-item>
              </text:list>
            </text:list-item>
            <text:list-item>
              <text:p text:style-name="P33">slíďák tatarský</text:p>
              <text:list>
                <text:list-item>
                  <text:p text:style-name="P33">nejjedovatější u nás</text:p>
                </text:list-item>
              </text:list>
            </text:list-item>
            <text:list-item>
              <text:p text:style-name="P33">křížák obecný</text:p>
            </text:list-item>
            <text:list-item>
              <text:p text:style-name="P33">běžník kopretivový</text:p>
              <text:list>
                <text:list-item>
                  <text:p text:style-name="P33">barvozměna</text:p>
                </text:list-item>
              </text:list>
            </text:list-item>
            <text:list-item>
              <text:p text:style-name="P33">vodouch stříbřitý</text:p>
              <text:list>
                <text:list-item>
                  <text:p text:style-name="P33">žije pod vodou, ale plíce – vzduch</text:p>
                </text:list-item>
              </text:list>
            </text:list-item>
          </text:list>
        </text:list-item>
        <text:list-item>
          <text:p text:style-name="P28">podkmen: klepítnatci, třída: pavoukovci, řád: Štíři</text:p>
          <text:list>
            <text:list-item>
              <text:p text:style-name="P33">velká makadla → klepeta</text:p>
            </text:list-item>
            <text:list-item>
              <text:p text:style-name="P33"><text:soft-page-break/>plicní vaky</text:p>
            </text:list-item>
            <text:list-item>
              <text:p text:style-name="P33">noční tvorové</text:p>
            </text:list-item>
            <text:list-item>
              <text:p text:style-name="P33">gonochoristé</text:p>
            </text:list-item>
            <text:list-item>
              <text:p text:style-name="P34">4 páry končetin</text:p>
            </text:list-item>
            <text:list-item>
              <text:p text:style-name="P34">hlavohruď (končetiny) + zadeček</text:p>
            </text:list-item>
            <text:list-item>
              <text:p text:style-name="P34">Veleštír obecný</text:p>
            </text:list-item>
            <text:list-item>
              <text:p text:style-name="P34">štír kýlnatý</text:p>
            </text:list-item>
            <text:list-item>
              <text:p text:style-name="P34">štír smrtonoš</text:p>
            </text:list-item>
          </text:list>
        </text:list-item>
        <text:list-item>
          <text:p text:style-name="P34">řád štírci</text:p>
          <text:list>
            <text:list-item>
              <text:p text:style-name="P34">drobní živočichové</text:p>
              <text:list>
                <text:list-item>
                  <text:p text:style-name="P34">pod kůrou, v ptačích hnízdech, u člověka (sinantropní)</text:p>
                </text:list-item>
              </text:list>
            </text:list-item>
            <text:list-item>
              <text:p text:style-name="P34">štírek knihový</text:p>
              <text:list>
                <text:list-item>
                  <text:p text:style-name="P34">roztoči v knihách</text:p>
                </text:list-item>
              </text:list>
            </text:list-item>
          </text:list>
        </text:list-item>
        <text:list-item>
          <text:p text:style-name="P34">řád: solifugy</text:p>
          <text:list>
            <text:list-item>
              <text:p text:style-name="P34">nemají jedové žlázy, ale mají velká kusadla (mohutné chelicery)</text:p>
            </text:list-item>
            <text:list-item>
              <text:p text:style-name="P34">hlava + hruď</text:p>
            </text:list-item>
            <text:list-item>
              <text:p text:style-name="P34">solifuga egejská</text:p>
            </text:list-item>
          </text:list>
        </text:list-item>
        <text:list-item>
          <text:p text:style-name="P34">řád sekáči</text:p>
        </text:list-item>
        <text:list-item>
          <text:p text:style-name="P34">autotomie</text:p>
          <text:list>
            <text:list-item>
              <text:p text:style-name="P34">možnost odhodit končeetinu</text:p>
            </text:list-item>
          </text:list>
        </text:list-item>
        <text:list-item>
          <text:p text:style-name="P35">řás roztoči</text:p>
          <text:list>
            <text:list-item>
              <text:p text:style-name="P35">malé tělo</text:p>
            </text:list-item>
            <text:list-item>
              <text:p text:style-name="P35">není členěno na hlavohruď a zadeček</text:p>
            </text:list-item>
            <text:list-item>
              <text:p text:style-name="P35">Gnatosoma – spojení chelicer a makadel</text:p>
            </text:list-item>
            <text:list-item>
              <text:p text:style-name="P35">Parazité, saprofágové (rozkladačí), …</text:p>
            </text:list-item>
            <text:list-item>
              <text:p text:style-name="P35">Klíště obecné</text:p>
              <text:list>
                <text:list-item>
                  <text:p text:style-name="P35">ektoparazit savců</text:p>
                </text:list-item>
                <text:list-item>
                  <text:p text:style-name="P35">klíštová encefalitida, limská borelioza</text:p>
                </text:list-item>
                <text:list-item>
                  <text:p text:style-name="P35">hostitele identifikuje pomocí Hellerova orgánu – chemočidlo</text:p>
                </text:list-item>
                <text:list-item>
                  <text:p text:style-name="P35">do krve vypouští exodin</text:p>
                </text:list-item>
                <text:list-item>
                  <text:p text:style-name="P35">krev sají pouze samičky</text:p>
                </text:list-item>
              </text:list>
            </text:list-item>
            <text:list-item>
              <text:p text:style-name="P35">zákožka svrabová</text:p>
              <text:list>
                <text:list-item>
                  <text:p text:style-name="P35">živí se vrchní vrstvou naší kůže</text:p>
                </text:list-item>
              </text:list>
            </text:list-item>
            <text:list-item>
              <text:p text:style-name="P35">trudník tukový</text:p>
              <text:list>
                <text:list-item>
                  <text:p text:style-name="P35">živý se tukem v akne</text:p>
                </text:list-item>
              </text:list>
            </text:list-item>
            <text:list-item>
              <text:p text:style-name="P35">kleštík včelí</text:p>
              <text:list>
                <text:list-item>
                  <text:p text:style-name="P35">napadá larvy včel</text:p>
                </text:list-item>
              </text:list>
            </text:list-item>
            <text:list-item>
              <text:p text:style-name="P35">vlnovník révový</text:p>
            </text:list-item>
          </text:list>
        </text:list-item>
        <text:list-item>
          <text:p text:style-name="P36">podkmen korýši</text:p>
          <text:list>
            <text:list-item>
              <text:p text:style-name="P36">především ve vodním prostřeí, sladká i slaná voda</text:p>
            </text:list-item>
            <text:list-item>
              <text:p text:style-name="P36">hlava + hruď (hlavohruď) + zadeček</text:p>
            </text:list-item>
            <text:list-item>
              <text:p text:style-name="P36">krunýř – karapax (CaCO3) nebo kutikulu</text:p>
            </text:list-item>
            <text:list-item>
              <text:p text:style-name="P36">dvouvětvené – rozeklané končetiny</text:p>
            </text:list-item>
            <text:list-item>
              <text:p text:style-name="P36">5 párů hlavových končetin</text:p>
              <text:list>
                <text:list-item>
                  <text:p text:style-name="P36">první dva ppáry končwtin → tykadla – antenuly, antény</text:p>
                </text:list-item>
                <text:list-item>
                  <text:p text:style-name="P36">zbylé 3 páry – kousací <text:s/>ústrojí (kusadla (mandibuly), 2 × čelisti (maxily))</text:p>
                </text:list-item>
              </text:list>
            </text:list-item>
            <text:list-item>
              <text:p text:style-name="P36">část hrudních končetin přeměněna v čelistově nožky(příjem potravy)</text:p>
            </text:list-item>
            <text:list-item>
              <text:p text:style-name="P36">k pohybu</text:p>
            </text:list-item>
            <text:list-item>
              <text:p text:style-name="P36">pleopody – specializované končetiny na zadečku</text:p>
            </text:list-item>
            <text:list-item>
              <text:p text:style-name="P37">systematika</text:p>
              <text:list>
                <text:list-item>
                  <text:p text:style-name="P29">nižší</text:p>
                  <text:list>
                    <text:list-item>
                      <text:p text:style-name="P37">dýchají celým povrchem těla</text:p>
                    </text:list-item>
                    <text:list-item>
                      <text:p text:style-name="P37"><text:soft-page-break/>nepřímý vývoj</text:p>
                    </text:list-item>
                    <text:list-item>
                      <text:p text:style-name="P37">neustálený počet článků</text:p>
                    </text:list-item>
                    <text:list-item>
                      <text:p text:style-name="P29">lupenonožci</text:p>
                      <text:list>
                        <text:list-item>
                          <text:p text:style-name="P37">furka – výběžek posledního článku zadečku</text:p>
                        </text:list-item>
                        <text:list-item>
                          <text:p text:style-name="P37">žábronožka solná</text:p>
                        </text:list-item>
                        <text:list-item>
                          <text:p text:style-name="P37">listonoh</text:p>
                        </text:list-item>
                        <text:list-item>
                          <text:p text:style-name="P37">ostrorep</text:p>
                        </text:list-item>
                      </text:list>
                    </text:list-item>
                    <text:list-item>
                      <text:p text:style-name="P30">perloočka</text:p>
                      <text:list>
                        <text:list-item>
                          <text:p text:style-name="P38">partenogeneze</text:p>
                        </text:list-item>
                        <text:list-item>
                          <text:p text:style-name="P38">hornatka obecná</text:p>
                        </text:list-item>
                      </text:list>
                    </text:list-item>
                    <text:list-item>
                      <text:p text:style-name="P30">klanonožci</text:p>
                      <text:list>
                        <text:list-item>
                          <text:p text:style-name="P39">samička nosí vajíčka ve vacích na konci těla</text:p>
                        </text:list-item>
                      </text:list>
                    </text:list-item>
                    <text:list-item>
                      <text:p text:style-name="P31">kapřivci</text:p>
                      <text:list>
                        <text:list-item>
                          <text:p text:style-name="P39">ektoparazité ryb</text:p>
                        </text:list-item>
                        <text:list-item>
                          <text:p text:style-name="P39">přichytí se bodovými ostruhy na rybu → nutné odrhnout → zranění</text:p>
                        </text:list-item>
                      </text:list>
                    </text:list-item>
                    <text:list-item>
                      <text:p text:style-name="P31">svijonožci</text:p>
                      <text:list>
                        <text:list-item>
                          <text:p text:style-name="P39">mořští korýši</text:p>
                        </text:list-item>
                        <text:list-item>
                          <text:p text:style-name="P39">přisedle</text:p>
                        </text:list-item>
                        <text:list-item>
                          <text:p text:style-name="P39">parazité / predátoři</text:p>
                        </text:list-item>
                        <text:list-item>
                          <text:p text:style-name="P40">kořenohlavec krabí</text:p>
                          <text:list>
                            <text:list-item>
                              <text:p text:style-name="P39">parazitická kastrace → neinvestuje energii do rozmnožování → krab bude větší</text:p>
                            </text:list-item>
                          </text:list>
                        </text:list-item>
                        <text:list-item>
                          <text:p text:style-name="P39"/>
                        </text:list-item>
                      </text:list>
                    </text:list-item>
                  </text:list>
                </text:list-item>
                <text:list-item>
                  <text:p text:style-name="P29">vyšší</text:p>
                  <text:list>
                    <text:list-item>
                      <text:p text:style-name="P37">žábry</text:p>
                    </text:list-item>
                    <text:list-item>
                      <text:p text:style-name="P37">stálý počet článků <text:span text:style-name="T2">(19 nebo 20)</text:span></text:p>
                    </text:list-item>
                    <text:list-item>
                      <text:p text:style-name="P39">každý článek má jeden pár končetin</text:p>
                    </text:list-item>
                    <text:list-item>
                      <text:p text:style-name="P37">přímý / nepřímý vývoj</text:p>
                    </text:list-item>
                    <text:list-item>
                      <text:p text:style-name="P31">třída: Rakovci</text:p>
                      <text:list>
                        <text:list-item>
                          <text:p text:style-name="P41">hlava + hruď + zadeček</text:p>
                        </text:list-item>
                        <text:list-item>
                          <text:p text:style-name="P41">20 článků</text:p>
                        </text:list-item>
                        <text:list-item>
                          <text:p text:style-name="P41">telson – poslední článek zadečku</text:p>
                          <text:list>
                            <text:list-item>
                              <text:p text:style-name="P41">ploutvička</text:p>
                            </text:list-item>
                          </text:list>
                        </text:list-item>
                        <text:list-item>
                          <text:p text:style-name="P31"><text:span text:style-name="T3">rakůvk</text:span><text:span text:style-name="T4">y</text:span></text:p>
                          <text:list>
                            <text:list-item>
                              <text:p text:style-name="P41">čočkovitá tělíska</text:p>
                            </text:list-item>
                            <text:list-item>
                              <text:p text:style-name="P41">tvoří se <text:s/>před svlékáním</text:p>
                            </text:list-item>
                            <text:list-item>
                              <text:p text:style-name="P42">obsahuje láky z krunýře na stavbu nového krunýře (CaCO3)</text:p>
                            </text:list-item>
                          </text:list>
                        </text:list-item>
                        <text:list-item>
                          <text:p text:style-name="P42">hlavové gangliny umístěny v oblasti hlavi</text:p>
                        </text:list-item>
                        <text:list-item>
                          <text:p text:style-name="P42">srdce umístěno v osrdečníku</text:p>
                        </text:list-item>
                        <text:list-item>
                          <text:p text:style-name="P42">dýchání žábrami</text:p>
                        </text:list-item>
                        <text:list-item>
                          <text:p text:style-name="P9">Poznávačka: krab / rak / humr</text:p>
                        </text:list-item>
                        <text:list-item>
                          <text:p text:style-name="P12">Rak říční</text:p>
                          <text:list>
                            <text:list-item>
                              <text:p text:style-name="P12">náš původní druh</text:p>
                            </text:list-item>
                            <text:list-item>
                              <text:p text:style-name="P12">račí mor v 60. letech</text:p>
                            </text:list-item>
                            <text:list-item>
                              <text:p text:style-name="P12">bioindikátory</text:p>
                            </text:list-item>
                          </text:list>
                        </text:list-item>
                        <text:list-item>
                          <text:p text:style-name="P12">Rak kamenáč</text:p>
                        </text:list-item>
                        <text:list-item>
                          <text:p text:style-name="P12">Rak bahenní</text:p>
                          <text:list>
                            <text:list-item>
                              <text:p text:style-name="P12">původem z Kanady</text:p>
                            </text:list-item>
                            <text:list-item>
                              <text:p text:style-name="P12">v ČR vysazený po moru</text:p>
                            </text:list-item>
                          </text:list>
                        </text:list-item>
                        <text:list-item>
                          <text:p text:style-name="P12">Humr evropský</text:p>
                          <text:list>
                            <text:list-item>
                              <text:p text:style-name="P12">až 60 <text:s/>cm</text:p>
                            </text:list-item>
                            <text:list-item>
                              <text:p text:style-name="P12">schopní ušmiknout prst</text:p>
                            </text:list-item>
                            <text:list-item>
                              <text:p text:style-name="P12"><text:soft-page-break/>jí se z něho:</text:p>
                              <text:list>
                                <text:list-item>
                                  <text:p text:style-name="P12">klepeta</text:p>
                                </text:list-item>
                                <text:list-item>
                                  <text:p text:style-name="P12">telson</text:p>
                                </text:list-item>
                              </text:list>
                            </text:list-item>
                            <text:list-item>
                              <text:p text:style-name="P12">krab</text:p>
                              <text:list>
                                <text:list-item>
                                  <text:p text:style-name="P12">dominantní a pomocné klepeto (velké a malé)</text:p>
                                </text:list-item>
                              </text:list>
                            </text:list-item>
                            <text:list-item>
                              <text:p text:style-name="P12">langusta</text:p>
                              <text:list>
                                <text:list-item>
                                  <text:p text:style-name="P12">dlouhé antenuly</text:p>
                                </text:list-item>
                              </text:list>
                            </text:list-item>
                            <text:list-item>
                              <text:p text:style-name="P12">Kreveta</text:p>
                            </text:list-item>
                            <text:list-item>
                              <text:p text:style-name="P12">Beruška vodní</text:p>
                            </text:list-item>
                            <text:list-item>
                              <text:p text:style-name="P12">stínka zední</text:p>
                              <text:list>
                                <text:list-item>
                                  <text:p text:style-name="P12">žije ve stinných místech (pod kameny …)</text:p>
                                </text:list-item>
                              </text:list>
                            </text:list-item>
                            <text:list-item>
                              <text:p text:style-name="P12">Svinka</text:p>
                              <text:list>
                                <text:list-item>
                                  <text:p text:style-name="P12">Volvace – svinutí do kolečka</text:p>
                                  <text:list>
                                    <text:list-item>
                                      <text:p text:style-name="P12">vykukuje hlav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Podkmen vzdušnicovci<text:span text:style-name="T3"> (dnes </text:span>stonožkovci<text:span text:style-name="T3"> a </text:span>šestinozí<text:span text:style-name="T3">)</text:span></text:p>
          <text:list>
            <text:list-item>
              <text:p text:style-name="P13">dýchání</text:p>
              <text:list>
                <text:list-item>
                  <text:p text:style-name="P13">vzdušnice (trachea) – kanálek spojující povrch těla s orgány</text:p>
                  <text:list>
                    <text:list-item>
                      <text:p text:style-name="P13">stigamata – zakončení na povrchu</text:p>
                    </text:list-item>
                  </text:list>
                </text:list-item>
                <text:list-item>
                  <text:p text:style-name="P13">pouze jeden pár tykadel, kusadel a dva páry čelistí </text:p>
                </text:list-item>
              </text:list>
            </text:list-item>
          </text:list>
        </text:list-item>
      </text:list>
      <text:p text:style-name="P5">…………………………………………………………………………………………</text:p>
      <text:list xml:id="list302609297" text:style-name="L4">
        <text:list-item>
          <text:p text:style-name="P14">řád Všekazi (Isoptera)</text:p>
          <text:list>
            <text:list-item>
              <text:p text:style-name="P14">tropický a subtropický společenský hmyz</text:p>
            </text:list-item>
            <text:list-item>
              <text:p text:style-name="P14">………………………</text:p>
            </text:list-item>
          </text:list>
        </text:list-item>
        <text:list-item>
          <text:p text:style-name="P14">řád Strašilky</text:p>
          <text:list>
            <text:list-item>
              <text:p text:style-name="P14">býložraví</text:p>
            </text:list-item>
            <text:list-item>
              <text:p text:style-name="P14">využívají mimikry těla</text:p>
              <text:list>
                <text:list-item>
                  <text:p text:style-name="P14">maskování barvou a tvarem těla</text:p>
                </text:list-item>
              </text:list>
            </text:list-item>
            <text:list-item>
              <text:p text:style-name="P14">Lupenka</text:p>
            </text:list-item>
            <text:list-item>
              <text:p text:style-name="P14">Pakobylka rohatá</text:p>
            </text:list-item>
          </text:list>
        </text:list-item>
        <text:list-item>
          <text:p text:style-name="P14">řád Rovnokřídlí</text:p>
          <text:list>
            <text:list-item>
              <text:p text:style-name="P14">Kobylky a Sarančata</text:p>
            </text:list-item>
            <text:list-item>
              <text:p text:style-name="P14">kobylky mají výrazně delší tykadla</text:p>
            </text:list-item>
            <text:list-item>
              <text:p text:style-name="P14">zvukové projevy</text:p>
              <text:list>
                <text:list-item>
                  <text:p text:style-name="P14">zvuk mechanického tření částí těla</text:p>
                </text:list-item>
              </text:list>
            </text:list-item>
            <text:list-item>
              <text:p text:style-name="P14">kobylky se živí výhradně dravě, sarančata jsou býožravá</text:p>
            </text:list-item>
            <text:list-item>
              <text:p text:style-name="P14">krtonožka obecná</text:p>
            </text:list-item>
          </text:list>
        </text:list-item>
        <text:list-item>
          <text:p text:style-name="P14">řád vši</text:p>
          <text:list>
            <text:list-item>
              <text:p text:style-name="P14">bodavě sací ústrojí</text:p>
            </text:list-item>
            <text:list-item>
              <text:p text:style-name="P14">vajíčka – hnidy</text:p>
            </text:list-item>
            <text:list-item>
              <text:p text:style-name="P15">vši jsou v současné době na ústupu</text:p>
              <text:list>
                <text:list-item>
                  <text:p text:style-name="P15">omezení lidského kontaktu</text:p>
                </text:list-item>
                <text:list-item>
                  <text:p text:style-name="P15">lepší hygiena a přípravky</text:p>
                </text:list-item>
                <text:list-item>
                  <text:p text:style-name="P15">vyholování</text:p>
                </text:list-item>
              </text:list>
            </text:list-item>
            <text:list-item>
              <text:p text:style-name="P15">veš muňka</text:p>
            </text:list-item>
            <text:list-item>
              <text:p text:style-name="P15">veš dětská</text:p>
            </text:list-item>
            <text:list-item>
              <text:p text:style-name="P15">veš šatní</text:p>
            </text:list-item>
          </text:list>
        </text:list-item>
        <text:list-item>
          <text:p text:style-name="P15">řád všenky</text:p>
          <text:list>
            <text:list-item>
              <text:p text:style-name="P15">nejsou hematologií (nejí krev)</text:p>
            </text:list-item>
          </text:list>
        </text:list-item>
        <text:list-item>
          <text:p text:style-name="P15">řád stejnokřídlí</text:p>
          <text:list>
            <text:list-item>
              <text:p text:style-name="P15">parazituje <text:s/>květiny (mšice)</text:p>
            </text:list-item>
            <text:list-item>
              <text:p text:style-name="P15">mšice maková</text:p>
            </text:list-item>
            <text:list-item>
              <text:p text:style-name="P15">medovice – sladký odpadní produkt trávení</text:p>
            </text:list-item>
          </text:list>
        </text:list-item>
        <text:list-item>
          <text:p text:style-name="P15"><text:soft-page-break/>Ploštice</text:p>
          <text:list>
            <text:list-item>
              <text:p text:style-name="P15">polokrovky – kryjí pouze část křídel</text:p>
            </text:list-item>
            <text:list-item>
              <text:p text:style-name="P15">různé modifikace trávícího ústrojí i života</text:p>
            </text:list-item>
            <text:list-item>
              <text:p text:style-name="P15">ruměnice pospolná</text:p>
            </text:list-item>
            <text:list-item>
              <text:p text:style-name="P15">znakoplavka obecná</text:p>
            </text:list-item>
            <text:list-item>
              <text:p text:style-name="P15">spleštule blátivá</text:p>
            </text:list-item>
            <text:list-item>
              <text:p text:style-name="P15">bruslařka obecná</text:p>
            </text:list-item>
            <text:list-item>
              <text:p text:style-name="P15">kněžice rudonohá = „brouk smraďoch“</text:p>
            </text:list-item>
            <text:list-item>
              <text:p text:style-name="P15">štěnice domácí</text:p>
              <text:list>
                <text:list-item>
                  <text:p text:style-name="P15">parazituje na lidech (krev)</text:p>
                </text:list-item>
              </text:list>
            </text:list-item>
          </text:list>
        </text:list-item>
        <text:list-item>
          <text:p text:style-name="P15">HMYZ S PROMĚNOU DOKONALOU</text:p>
        </text:list-item>
        <text:list-item>
          <text:p text:style-name="P16">Síťokřídlí</text:p>
          <text:list>
            <text:list-item>
              <text:p text:style-name="P16">zlatoočka skrnitá</text:p>
            </text:list-item>
            <text:list-item>
              <text:p text:style-name="P16">mrakolev běžný</text:p>
            </text:list-item>
            <text:list-item>
              <text:p text:style-name="P24">VIDEO - <text:s/>jak loví</text:p>
            </text:list-item>
            <text:list-item>
              <text:p text:style-name="P16">loví pomocí jamek v písku</text:p>
            </text:list-item>
          </text:list>
        </text:list-item>
        <text:list-item>
          <text:p text:style-name="P17">Blanokřídlí</text:p>
          <text:list>
            <text:list-item>
              <text:p text:style-name="P18">sociální hmyz</text:p>
            </text:list-item>
            <text:list-item>
              <text:p text:style-name="P17">včely</text:p>
            </text:list-item>
            <text:list-item>
              <text:p text:style-name="P17">vosy</text:p>
            </text:list-item>
            <text:list-item>
              <text:p text:style-name="P17">mravenci</text:p>
              <text:list>
                <text:list-item>
                  <text:p text:style-name="P19">křídla pouze při rojení</text:p>
                </text:list-item>
                <text:list-item>
                  <text:p text:style-name="P19">kyselina mravenčí</text:p>
                </text:list-item>
              </text:list>
            </text:list-item>
            <text:list-item>
              <text:p text:style-name="P20">mravenec otrokářský</text:p>
              <text:list>
                <text:list-item>
                  <text:p text:style-name="P20">schopen si zotročit jiné typy mravenců pomocí feromonů</text:p>
                </text:list-item>
              </text:list>
            </text:list-item>
            <text:list-item>
              <text:p text:style-name="P17">sací × lízaní ústrojí</text:p>
            </text:list-item>
            <text:list-item>
              <text:p text:style-name="P17">šthlopasí</text:p>
              <text:list>
                <text:list-item>
                  <text:p text:style-name="P18">úzká stopečka mezi zadečkem a hrudí</text:p>
                </text:list-item>
              </text:list>
            </text:list-item>
            <text:list-item>
              <text:p text:style-name="P17">širopasí</text:p>
              <text:list>
                <text:list-item>
                  <text:p text:style-name="P18">zadeček přisedá na hruď</text:p>
                </text:list-item>
              </text:list>
            </text:list-item>
            <text:list-item>
              <text:p text:style-name="P17">partenogeneze</text:p>
            </text:list-item>
          </text:list>
        </text:list-item>
        <text:list-item>
          <text:p text:style-name="P21">řád brouci</text:p>
          <text:list>
            <text:list-item>
              <text:p text:style-name="P21">proměna dokonalá</text:p>
            </text:list-item>
            <text:list-item>
              <text:p text:style-name="P21">první pár křídel → chitinové krovky</text:p>
            </text:list-item>
            <text:list-item>
              <text:p text:style-name="P21">kusadla</text:p>
            </text:list-item>
            <text:list-item>
              <text:p text:style-name="P21">potápník vroubený</text:p>
              <text:list>
                <text:list-item>
                  <text:p text:style-name="P21">nemá žábry</text:p>
                </text:list-item>
              </text:list>
            </text:list-item>
            <text:list-item>
              <text:p text:style-name="P21">svižník polní</text:p>
            </text:list-item>
            <text:list-item>
              <text:p text:style-name="P21">zlatohlávek zelený</text:p>
            </text:list-item>
            <text:list-item>
              <text:p text:style-name="P21">roháč</text:p>
            </text:list-item>
            <text:list-item>
              <text:p text:style-name="P21">mandelinka bramborová</text:p>
            </text:list-item>
            <text:list-item>
              <text:p text:style-name="P21">chroust obecný</text:p>
              <text:list>
                <text:list-item>
                  <text:p text:style-name="P21">značně hlučný</text:p>
                </text:list-item>
                <text:list-item>
                  <text:p text:style-name="P21">3-5 cm</text:p>
                </text:list-item>
              </text:list>
            </text:list-item>
            <text:list-item>
              <text:p text:style-name="P21">lýkožrout smrkový</text:p>
            </text:list-item>
          </text:list>
        </text:list-item>
        <text:list-item>
          <text:p text:style-name="P21">řád dvojkřídlí</text:p>
          <text:list>
            <text:list-item>
              <text:p text:style-name="P21">druhý pár křídel redukován na kyvadélka – stabilita (haltery)</text:p>
            </text:list-item>
            <text:list-item>
              <text:p text:style-name="P21">všechny tělní články srůstají</text:p>
            </text:list-item>
            <text:list-item>
              <text:p text:style-name="P21">octomilka obecná</text:p>
            </text:list-item>
            <text:list-item>
              <text:p text:style-name="P21">moucha <text:span text:style-name="T6">domácí</text:span></text:p>
            </text:list-item>
            <text:list-item>
              <text:p text:style-name="P22">komár písklavý</text:p>
              <text:list>
                <text:list-item>
                  <text:p text:style-name="P22">malárie, spánková nemoc</text:p>
                </text:list-item>
              </text:list>
            </text:list-item>
          </text:list>
        </text:list-item>
        <text:list-item>
          <text:p text:style-name="P22"><text:soft-page-break/>řád chrostíci</text:p>
          <text:list>
            <text:list-item>
              <text:p text:style-name="P22">larvy ve schránkách</text:p>
            </text:list-item>
          </text:list>
        </text:list-item>
        <text:list-item>
          <text:p text:style-name="P22">řád motýli</text:p>
          <text:list>
            <text:list-item>
              <text:p text:style-name="P22">křídla porostlá šupinami</text:p>
            </text:list-item>
            <text:list-item>
              <text:p text:style-name="P22">savý ústní orgán</text:p>
            </text:list-item>
            <text:list-item>
              <text:p text:style-name="P22">larvy jsou fytofágní</text:p>
              <text:list>
                <text:list-item>
                  <text:p text:style-name="P22">jí rostliny</text:p>
                </text:list-item>
                <text:list-item>
                  <text:p text:style-name="P22">bělásek zelený</text:p>
                </text:list-item>
                <text:list-item>
                  <text:p text:style-name="P22">babočka paví oko</text:p>
                </text:list-item>
                <text:list-item>
                  <text:p text:style-name="P22">lišaj smrtihlav</text:p>
                </text:list-item>
                <text:list-item>
                  <text:p text:style-name="P22">bekyně mniška</text:p>
                </text:list-item>
                <text:list-item>
                  <text:p text:style-name="P22">mol šatní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1-16T21:18:38.002000000</dc:date>
    <meta:editing-duration>PT17H3M34S</meta:editing-duration>
    <meta:editing-cycles>47</meta:editing-cycles>
    <meta:generator>LibreOffice/5.4.6.2$Windows_X86_64 LibreOffice_project/4014ce260a04f1026ba855d3b8d91541c224eab8</meta:generator>
    <meta:document-statistic meta:table-count="0" meta:image-count="0" meta:object-count="0" meta:page-count="7" meta:paragraph-count="316" meta:word-count="1256" meta:character-count="6795" meta:non-whitespace-character-count="6138"/>
  </office:meta>
</office:document-meta>
</file>